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E000002233AF2B146B03FBA6D.png" manifest:media-type="image/png"/>
  <manifest:file-entry manifest:full-path="Pictures/100000000000034E0000022325AA8A60DEB672D7.png" manifest:media-type="image/png"/>
  <manifest:file-entry manifest:full-path="Pictures/1000000000000640000002976E2C79096929DD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52pt" fo:letter-spacing="normal" fo:font-style="normal" style:text-underline-style="none" fo:font-weight="normal" style:font-name-asian="Helvetica Neue" style:font-size-asian="52pt" style:font-style-asian="normal" style:font-weight-asian="normal" style:font-name-complex="Helvetica Neue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157cm" svg:x="0.866cm" svg:y="1.061cm" presentation:class="title" presentation:user-transformed="true">
          <draw:text-box>
            <text:p text:style-name="P1"><text:span text:style-name="T1">Data Analysis Presentation</text:span></text:p>
          </draw:text-box>
        </draw:frame>
        <draw:frame draw:name="Google Shape;55;p13" draw:style-name="gr1" draw:text-style-name="P3" draw:layer="layout" svg:width="20.382cm" svg:height="8.445cm" svg:x="2.75cm" svg:y="4.056cm">
          <draw:image xlink:href="Pictures/1000000000000640000002976E2C79096929DD62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draw:style-name="gr1" draw:text-style-name="P3" draw:layer="layout" svg:width="20.787cm" svg:height="13.44cm" svg:x="1.775cm" svg:y="0.423cm">
          <draw:image xlink:href="Pictures/100000000000034E0000022325AA8A60DEB672D7.png" xlink:type="simple" xlink:show="embed" xlink:actuate="onLoad">
            <text:p/>
          </draw:image>
        </draw:frame>
        <presentation:notes draw:style-name="dp2">
          <draw:page-thumbnail draw:name="Google Shape;57;g31dd2f39063_0_0:notes" draw:style-name="gr2" draw:layer="layout" svg:width="16.932cm" svg:height="9.524cm" svg:x="1.059cm" svg:y="1.905cm" draw:page-number="2" presentation:class="page"/>
          <draw:frame draw:name="Google Shape;58;g31dd2f39063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5;p15" draw:style-name="gr1" draw:text-style-name="P3" draw:layer="layout" svg:width="20.787cm" svg:height="13.44cm" svg:x="1.77cm" svg:y="0.423cm">
          <draw:image xlink:href="Pictures/100000000000034E000002233AF2B146B03FBA6D.png" xlink:type="simple" xlink:show="embed" xlink:actuate="onLoad">
            <text:p/>
          </draw:image>
        </draw:frame>
        <presentation:notes draw:style-name="dp2">
          <draw:page-thumbnail draw:name="Google Shape;62;g31dd2f39063_0_6:notes" draw:style-name="gr2" draw:layer="layout" svg:width="16.932cm" svg:height="9.524cm" svg:x="1.059cm" svg:y="1.905cm" draw:page-number="3" presentation:class="page"/>
          <draw:frame draw:name="Google Shape;63;g31dd2f39063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"/>
    <meta:generator>LibreOfficeDev/6.0.5.2$Linux_X86_64 LibreOffice_project/</meta:generator>
  </office:meta>
</office:document-meta>
</file>